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34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15.319cm"/>
    </style:style>
    <style:style style:name="co4" style:family="table-column">
      <style:table-column-properties fo:break-before="auto" style:column-width="13.705cm"/>
    </style:style>
    <style:style style:name="co5" style:family="table-column">
      <style:table-column-properties fo:break-before="auto" style:column-width="2.972cm"/>
    </style:style>
    <style:style style:name="co6" style:family="table-column">
      <style:table-column-properties fo:break-before="auto" style:column-width="1.656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1.94cm"/>
    </style:style>
    <style:style style:name="co10" style:family="table-column">
      <style:table-column-properties fo:break-before="auto" style:column-width="3.441cm"/>
    </style:style>
    <style:style style:name="co11" style:family="table-column">
      <style:table-column-properties fo:break-before="auto" style:column-width="1.773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3.246cm"/>
    </style:style>
    <style:style style:name="co14" style:family="table-column">
      <style:table-column-properties fo:break-before="auto" style:column-width="13.09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Sheet0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ff00" fo:padding="0.071cm"/>
    </style:style>
    <style:style style:name="ce4" style:family="table-cell" style:parent-style-name="Default">
      <style:table-cell-properties style:text-align-source="fix" style:repeat-content="false" fo:wrap-option="wrap" fo:padding="0.071cm" style:vertical-align="top"/>
      <style:paragraph-properties fo:text-align="start" fo:margin-left="0cm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padding="0.071cm" style:vertical-align="top"/>
      <style:paragraph-properties fo:text-align="start" fo:margin-left="0cm"/>
      <style:text-properties fo:color="#c9211e"/>
    </style:style>
    <style:style style:name="ce8" style:family="table-cell" style:parent-style-name="Default">
      <style:table-cell-properties fo:padding="0.071cm"/>
      <style:text-properties fo:color="#c9211e"/>
    </style:style>
    <style:style style:name="ce9" style:family="table-cell" style:parent-style-name="Default" style:data-style-name="N4">
      <style:table-cell-properties fo:padding="0.071cm"/>
    </style:style>
    <style:style style:name="ce10" style:family="table-cell" style:parent-style-name="Default" style:data-style-name="N4">
      <style:table-cell-properties fo:padding="0.071cm"/>
      <style:text-properties fo:color="#c9211e"/>
    </style:style>
    <style:style style:name="ce11" style:family="table-cell" style:parent-style-name="Default" style:data-style-name="N4">
      <style:table-cell-properties fo:background-color="#ffff00" fo:padding="0.071cm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9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>
            <text:p>CERTAME DE REGISTRO DE PREÇ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M PR</text:p>
          </table:table-cell>
          <table:table-cell office:value-type="string" calcext:value-type="string">
            <text:p>REQUISIÇÃO MÃE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FORNECEDOR</text:p>
          </table:table-cell>
          <table:table-cell office:value-type="string" calcext:value-type="string">
            <text:p>PRC UNITÁRIO</text:p>
          </table:table-cell>
          <table:table-cell office:value-type="string" calcext:value-type="string">
            <text:p>QTD RP</text:p>
          </table:table-cell>
          <table:table-cell office:value-type="string" calcext:value-type="string">
            <text:p>QTD ATUAL</text:p>
          </table:table-cell>
          <table:table-cell/>
          <table:table-cell office:value-type="string" calcext:value-type="string">
            <text:p>QTD TOD</text:p>
          </table:table-cell>
          <table:table-cell office:value-type="string" calcext:value-type="string">
            <text:p>QTD SOLICITADA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SUB ELEMENTO</text:p>
          </table:table-cell>
          <table:table-cell office:value-type="string" calcext:value-type="string">
            <text:p>DESC SUB ELEMENT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N253001EM</text:p>
          </table:table-cell>
          <table:table-cell table:style-name="ce5" office:value-type="string" calcext:value-type="string">
            <text:p>1KIT CINTA CATRACA DE 50MM X 9M - 3000 KG PARA AMARRAÇÕES.</text:p>
            <text:p>NA COR PRETA OU LARANJA.</text:p>
            <text:p/>
          </table:table-cell>
          <table:table-cell office:value-type="string" calcext:value-type="string">
            <text:p>FORTUNA SEGURANÇA E TECNOLOGIA</text:p>
          </table:table-cell>
          <table:table-cell office:value-type="float" office:value="70.99" calcext:value-type="float">
            <text:p>70,9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10" table:formula="of:=[.E3]*[.G3]" office:value-type="float" office:value="993.86" calcext:value-type="float">
            <text:p>993,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ATERIAL DE PROTEÇÃO E SEGURANÇA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CN253002CI</text:p>
          </table:table-cell>
          <table:table-cell office:value-type="string" calcext:value-type="string">
            <text:p>1CARGA DE GÁS ACETILENO – 7,7KG</text:p>
          </table:table-cell>
          <table:table-cell office:value-type="string" calcext:value-type="string">
            <text:p>DALIUMA COMERCIO DE PECAS AUTOMOTIVAS LTDA</text:p>
          </table:table-cell>
          <table:table-cell office:value-type="float" office:value="313" calcext:value-type="float">
            <text:p>31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style-name="ce10" table:formula="of:=[.E4]*[.G4]" office:value-type="float" office:value="9390" calcext:value-type="float">
            <text:p>9.39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N253002EM</text:p>
          </table:table-cell>
          <table:table-cell office:value-type="string" calcext:value-type="string">
            <text:p>1LUVA DE PVC REFERÊNCIA PETRONIT DANNY 36 CM.</text:p>
          </table:table-cell>
          <table:table-cell office:value-type="string" calcext:value-type="string">
            <text:p>JR PORTELLA SERVICOS AUTOMOTIVOS - EIRELLI</text:p>
          </table:table-cell>
          <table:table-cell office:value-type="float" office:value="10.95" calcext:value-type="float">
            <text:p>10,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style-name="ce10" table:formula="of:=[.E5]*[.G5]" office:value-type="float" office:value="438" calcext:value-type="float">
            <text:p>438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ATERIAL DE PROTEÇÃO E SEGURANÇA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CN253003CI</text:p>
          </table:table-cell>
          <table:table-cell office:value-type="string" calcext:value-type="string">
            <text:p>1CARGA DE GÁS OXIGÊNIO INDUSTRIAL - 11 KG, 7,8L, 1M3</text:p>
          </table:table-cell>
          <table:table-cell office:value-type="string" calcext:value-type="string">
            <text:p>DALIUMA COMERCIO DE PECAS AUTOMOTIVAS LTDA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style-name="ce10" table:formula="of:=[.E6]*[.G6]" office:value-type="float" office:value="3930" calcext:value-type="float">
            <text:p>3.93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CN253006CI</text:p>
          </table:table-cell>
          <table:table-cell office:value-type="string" calcext:value-type="string">
            <text:p>1FILTRO DE AR FLEETGUARD AA2957.</text:p>
          </table:table-cell>
          <table:table-cell office:value-type="string" calcext:value-type="string">
            <text:p>ADERBAUTO COMERCIO DE PECAS EIRELI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style-name="ce10" table:formula="of:=[.E7]*[.G7]" office:value-type="float" office:value="2880" calcext:value-type="float">
            <text:p>2.88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CN253007CI</text:p>
          </table:table-cell>
          <table:table-cell table:style-name="ce5" office:value-type="string" calcext:value-type="string">
            <text:p>1GRAMPO INOX PARA CABO DE AÇO 1/4" </text:p>
            <text:p/>
          </table:table-cell>
          <table:table-cell office:value-type="string" calcext:value-type="string">
            <text:p>VERKAUF DO BRASIL COMERCIO DE PECAS ELETRONICAS E SERVICO</text:p>
          </table:table-cell>
          <table:table-cell office:value-type="float" office:value="9.94" calcext:value-type="float">
            <text:p>9,94</text:p>
          </table:table-cell>
          <table:table-cell table:number-columns-repeated="2" office:value-type="float" office:value="3000" calcext:value-type="float">
            <text:p>3000</text:p>
          </table:table-cell>
          <table:table-cell table:style-name="ce10" table:formula="of:=[.E8]*[.G8]" office:value-type="float" office:value="29820" calcext:value-type="float">
            <text:p>29.82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ICN253008CI</text:p>
          </table:table-cell>
          <table:table-cell table:style-name="ce6" office:value-type="string" calcext:value-type="string">
            <text:p>1GRAMPO GALVANIZADO A QUENTE PARA CABO DE AÇO 1/4" </text:p>
            <text:p/>
          </table:table-cell>
          <table:table-cell table:style-name="ce3" office:value-type="string" calcext:value-type="string">
            <text:p>ELETROCHOK COMÉRCIO DE MATERIAL ELÉTRICO LTDA</text:p>
          </table:table-cell>
          <table:table-cell table:style-name="ce3" office:value-type="float" office:value="1.09" calcext:value-type="float">
            <text:p>1,09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11" table:formula="of:=[.E9]*[.G9]" office:value-type="float" office:value="1090" calcext:value-type="float">
            <text:p>1.09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N253008EM</text:p>
          </table:table-cell>
          <table:table-cell table:style-name="ce5" office:value-type="string" calcext:value-type="string">
            <text:p>1BOMBONA PARA COMBUSTÍVEL – 200LITROS.</text:p>
            <text:p/>
          </table:table-cell>
          <table:table-cell office:value-type="string" calcext:value-type="string">
            <text:p>ECOPLASTIK COMERCIO DE EMBALAGENS LTDA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table:formula="of:=[.E10]*[.G10]" office:value-type="float" office:value="1200" calcext:value-type="float">
            <text:p>1.20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ATERIAL DE ACONDICIONAMENTO E EMBALAGEM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CN253009CI</text:p>
          </table:table-cell>
          <table:table-cell office:value-type="string" calcext:value-type="string">
            <text:p>1ESTICADOR FORJADO (OLHAL X GANCHO) DE ROSCA 3/8". ESTICADOR PARA CABO DE AÇO FORJADO EM AÇO CARBONO COM TERMINAIS DE OLHAL EM UMA EXTREMIDADE E GANCHO NA OUTRA. UTILIZADO PARA TENSIONAMENTO DE CABOS DE AÇO, CORDOALHAS E/OU CORDAS, FABRICADOS CONFORME NORM</text:p>
          </table:table-cell>
          <table:table-cell office:value-type="string" calcext:value-type="string">
            <text:p>J. J. VITALLI</text:p>
          </table:table-cell>
          <table:table-cell office:value-type="float" office:value="8.68" calcext:value-type="float">
            <text:p>8,68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style-name="ce10" table:formula="of:=[.E11]*[.G11]" office:value-type="float" office:value="781.2" calcext:value-type="float">
            <text:p>781,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N253009EM</text:p>
          </table:table-cell>
          <table:table-cell office:value-type="string" calcext:value-type="string">
            <text:p>1KIT DE TINTA DE ACABAMENTO POLIURETANO ACRÍLICO ALIFÁTICO BRILHANTE BICOMPONENTE, DE ALTOS SÓLIDOS POR VOLUME NA COR LARANJA SEGURANÇA (COMPONENTE A) E CATALISADOR PARA TINTA POLIURETANA ACRÍLICO ALIFÁTICO BRILHANTE BICOMPONENTE (COMPONENTE B). PRODUTO DE</text:p>
          </table:table-cell>
          <table:table-cell office:value-type="string" calcext:value-type="string">
            <text:p>FLEXICOAT INDUSTRIA E COMERCIO LTDA</text:p>
          </table:table-cell>
          <table:table-cell office:value-type="float" office:value="184.5" calcext:value-type="float">
            <text:p>184,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0" table:formula="of:=[.E12]*[.G12]" office:value-type="float" office:value="12915" calcext:value-type="float">
            <text:p>12.915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CN253010CI</text:p>
          </table:table-cell>
          <table:table-cell table:style-name="ce5" office:value-type="string" calcext:value-type="string">
            <text:p>1MONITOR DE TEMPERATURA – M96; REFERÊNCIA: ELECTRON</text:p>
            <text:p>CARACTERÍSTICAS TÉCNICAS:</text:p>
            <text:p>· DISPLAY DE 3 DÍGITOS DE LED DE ALTA LUMINOSIDADE (VERMELHO);</text:p>
            <text:p>· PRECISÃO DE 0,5% (FS);</text:p>
            <text:p>· FAIXA DE MEDIÇÃO DE TEMPERATURA DE 0 A 200 ºC;</text:p>
            <text:p>· ENTRADA COMPENSADA PARA SENSORES PT100 </text:p>
          </table:table-cell>
          <table:table-cell office:value-type="string" calcext:value-type="string">
            <text:p>FORTUNA SEGURANÇA E TECNOLOGIA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table:formula="of:=[.E13]*[.G13]" office:value-type="float" office:value="12800" calcext:value-type="float">
            <text:p>12.80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N253010EM</text:p>
          </table:table-cell>
          <table:table-cell office:value-type="string" calcext:value-type="string">
            <text:p>1KIT DE TINTA DE ACABAMENTO POLIURETANO ACRÍLICO ALIFÁTICO BRILHANTE BICOMPONENTE, DE ALTOS SÓLIDOS POR VOLUME NA COR BRANCO NEVE (COMPONENTE A) E CATALISADOR PARA TINTA POLIURETANA ACRÍLICO ALIFÁTICO BRILHANTE BICOMPONENTE (COMPONENTE B). PRODUTO DESENVOL</text:p>
          </table:table-cell>
          <table:table-cell office:value-type="string" calcext:value-type="string">
            <text:p>FLEXICOAT INDUSTRIA E COMERCIO LTDA</text:p>
          </table:table-cell>
          <table:table-cell office:value-type="float" office:value="165.56" calcext:value-type="float">
            <text:p>165,5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style-name="ce10" table:formula="of:=[.E14]*[.G14]" office:value-type="float" office:value="9105.8" calcext:value-type="float">
            <text:p>9.105,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N253011EM</text:p>
          </table:table-cell>
          <table:table-cell office:value-type="string" calcext:value-type="string">
            <text:p>1KIT DE TINTA DE ACABAMENTO POLIURETANO ACRÍLICO ALIFÁTICO BRILHANTE BICOMPONENTE, DE ALTOS SÓLIDOS POR VOLUME NA COR CINZA CLARO (COMPONENTE A) E CATALISADOR PARA TINTA POLIURETANA ACRÍLICO ALIFÁTICO BRILHANTE BICOMPONENTE (COMPONENTE B). PRODUTO DESENVOL</text:p>
          </table:table-cell>
          <table:table-cell office:value-type="string" calcext:value-type="string">
            <text:p>FLEXICOAT INDUSTRIA E COMERCIO LTDA</text:p>
          </table:table-cell>
          <table:table-cell office:value-type="float" office:value="184.18" calcext:value-type="float">
            <text:p>184,1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0" table:formula="of:=[.E15]*[.G15]" office:value-type="float" office:value="12892.6" calcext:value-type="float">
            <text:p>12.892,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CN253012EM</text:p>
          </table:table-cell>
          <table:table-cell table:style-name="ce5" office:value-type="string" calcext:value-type="string">
            <text:p>1THINNER MULTIUSO INDICADO PARA DILUIÇÃO DE PRODUTOS À BASE DE POLIURETANO E POLIÉSTER. MISTURA DE SOLVENTES VOLÁTEIS, DEVIDAMENTE BALANCEADOS, LÍMPIDO, INCOLOR, ODOR CARACTERÍSTICOS E INFLAMÁVEL. PRODUTO UTILIZADO EM TEMPO DE TEMPERATURA.</text:p>
            <text:p>EMBALAGEM: GALÃO</text:p>
          </table:table-cell>
          <table:table-cell office:value-type="string" calcext:value-type="string">
            <text:p>AEROQUALITY COMERCIO DE PRODUTOS E SERVICOS LTDA - EPP</text:p>
          </table:table-cell>
          <table:table-cell office:value-type="float" office:value="79.59" calcext:value-type="float">
            <text:p>79,5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0" table:formula="of:=[.E16]*[.G16]" office:value-type="float" office:value="1193.85" calcext:value-type="float">
            <text:p>1.193,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CN253018EM</text:p>
          </table:table-cell>
          <table:table-cell table:style-name="ce5" office:value-type="string" calcext:value-type="string">
            <text:p>1KIT DISCO DE FIBRA REMOVEDOR DE 100MM DE DIÂMETRO, EQUIVALENTE AO USO DE 18 FOLHAS DE LIXAS DE FERRO, SEGUINDO CORRETAMENTE AS INSTRUÇÕES DE USO</text:p>
            <text:p/>
          </table:table-cell>
          <table:table-cell office:value-type="string" calcext:value-type="string">
            <text:p>J. J. VITALLI</text:p>
          </table:table-cell>
          <table:table-cell office:value-type="float" office:value="47.86" calcext:value-type="float">
            <text:p>47,8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10" table:formula="of:=[.E17]*[.G17]" office:value-type="float" office:value="1196.5" calcext:value-type="float">
            <text:p>1.196,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CN253028EM</text:p>
          </table:table-cell>
          <table:table-cell table:style-name="ce5" office:value-type="string" calcext:value-type="string">
            <text:p>1FOLHA DE LIXA PARA METAL DE GRÃO 50</text:p>
            <text:p/>
          </table:table-cell>
          <table:table-cell office:value-type="string" calcext:value-type="string">
            <text:p>J. J. VITALLI</text:p>
          </table:table-cell>
          <table:table-cell office:value-type="float" office:value="3.03" calcext:value-type="float">
            <text:p>3,0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10" table:formula="of:=[.E18]*[.G18]" office:value-type="float" office:value="303" calcext:value-type="float">
            <text:p>303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CN253035EM</text:p>
          </table:table-cell>
          <table:table-cell table:style-name="ce5" office:value-type="string" calcext:value-type="string">
            <text:p>1CORDOALHA CHATA ESTANHADA FLEXÍVEL 22X73MM COM FUROS DE 6MM PARA PARAFUSOS M6, AFASTADOS 48MM, CONFORME APÊNDICE C.</text:p>
            <text:p/>
          </table:table-cell>
          <table:table-cell office:value-type="string" calcext:value-type="string">
            <text:p>ADVANCED CITY INDUSTRIA E COMERCIO DE EQUIPAMENTOS EIRELI</text:p>
          </table:table-cell>
          <table:table-cell office:value-type="float" office:value="19.99" calcext:value-type="float">
            <text:p>19,99</text:p>
          </table:table-cell>
          <table:table-cell office:value-type="float" office:value="7980" calcext:value-type="float">
            <text:p>7980</text:p>
          </table:table-cell>
          <table:table-cell office:value-type="float" office:value="7480" calcext:value-type="float">
            <text:p>7480</text:p>
          </table:table-cell>
          <table:table-cell table:style-name="ce10" table:formula="of:=[.E19]*[.G19]" office:value-type="float" office:value="149525.2" calcext:value-type="float">
            <text:p>149.525,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CN253036EM</text:p>
          </table:table-cell>
          <table:table-cell table:style-name="ce5" office:value-type="string" calcext:value-type="string">
            <text:p>1CORDOALHA CHATA ESTANHADA FLEXÍVEL 22X73MM COM FUROS DE 6MM PARA PARAFUSOS M6, AFASTADOS 48MM, CONFORME APÊNDICE C. </text:p>
            <text:p>COTA RESERVADA PARA ME / EPP EM 25%, CONFORME ART. 8° DO DECRETO N° 8.538, DE 2015.</text:p>
            <text:p/>
          </table:table-cell>
          <table:table-cell office:value-type="string" calcext:value-type="string">
            <text:p>ADVANCED CITY INDUSTRIA E COMERCIO DE EQUIPAMENTOS EIRELI</text:p>
          </table:table-cell>
          <table:table-cell office:value-type="float" office:value="19.99" calcext:value-type="float">
            <text:p>19,99</text:p>
          </table:table-cell>
          <table:table-cell table:number-columns-repeated="2" office:value-type="float" office:value="2660" calcext:value-type="float">
            <text:p>2660</text:p>
          </table:table-cell>
          <table:table-cell table:style-name="ce10" table:formula="of:=[.E20]*[.G20]" office:value-type="float" office:value="53173.4" calcext:value-type="float">
            <text:p>53.173,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CN258005EL</text:p>
          </table:table-cell>
          <table:table-cell office:value-type="string" calcext:value-type="string">
            <text:p>1SELANTE DE POLIURETANO 310ML PARA JUNTAS DE DILATAÇÃO PU-40, PARA CONSTRUÇÃO CIVIL, AUTOMOBILÍSTICA, METALÚRGICA E NAVAL.</text:p>
          </table:table-cell>
          <table:table-cell office:value-type="string" calcext:value-type="string">
            <text:p>PLANED COMERCIO E SERVICOS EIRELI</text:p>
          </table:table-cell>
          <table:table-cell office:value-type="float" office:value="32.75" calcext:value-type="float">
            <text:p>32,7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style-name="ce10" table:formula="of:=[.E21]*[.G21]" office:value-type="float" office:value="1801.25" calcext:value-type="float">
            <text:p>1.801,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CN275001EL</text:p>
          </table:table-cell>
          <table:table-cell office:value-type="string" calcext:value-type="string">
            <text:p>1SERPENTINA COND. MCHX 10.0TR - 2C (EMBALG40094). MATERIAL ALUMÍNIO. PARA AR CONDICIONADO MODELO: SIVE10000KAAS5LA UCON: CRCB100K2COLA, Nº DE SÉRIE: B0314S0532 UCON: B0314S0514.</text:p>
          </table:table-cell>
          <table:table-cell office:value-type="string" calcext:value-type="string">
            <text:p>REFRIGERACAO FLORA LTDA - EPP</text:p>
          </table:table-cell>
          <table:table-cell office:value-type="float" office:value="3431.42" calcext:value-type="float">
            <text:p>3431,42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0" table:formula="of:=[.E22]*[.G22]" office:value-type="float" office:value="68628.4" calcext:value-type="float">
            <text:p>68.628,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ATERIAL DE ACONDICIONAMENTO E EMBALAGEM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CN275002EL</text:p>
          </table:table-cell>
          <table:table-cell office:value-type="string" calcext:value-type="string">
            <text:p>1SERPENTINA COND. MCHX 15.0TR - 2C (EMBALG20194). MATERIAL ALUMÍNIO. PARA AR CONDICIONADO MODELO: SIVE15000KAAS5LA UCON: CRCB150K2COLA, Nº DE SÉRIE: B0314S0534 UCON: B0314S0520.</text:p>
          </table:table-cell>
          <table:table-cell office:value-type="string" calcext:value-type="string">
            <text:p>REFRIGERACAO FLORA LTDA - EPP</text:p>
          </table:table-cell>
          <table:table-cell office:value-type="float" office:value="999.98" calcext:value-type="float">
            <text:p>999,98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0" table:formula="of:=[.E23]*[.G23]" office:value-type="float" office:value="14999.7" calcext:value-type="float">
            <text:p>14.999,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ATERIAL DE ACONDICIONAMENTO E EMBALAGEM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CN276003EL</text:p>
          </table:table-cell>
          <table:table-cell office:value-type="string" calcext:value-type="string">
            <text:p>1CABO FLEXÍVEL 50MM2. MATERIAL COBRE. ISOLAMENTO750V. PRETO. (UNIDADE POR METRO)</text:p>
          </table:table-cell>
          <table:table-cell office:value-type="string" calcext:value-type="string">
            <text:p>MARIO SERGIO CASLINI CONSTRUTORA</text:p>
          </table:table-cell>
          <table:table-cell office:value-type="float" office:value="27.99" calcext:value-type="float">
            <text:p>27,99</text:p>
          </table:table-cell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table:style-name="ce10" table:formula="of:=[.E24]*[.G24]" office:value-type="float" office:value="36387" calcext:value-type="float">
            <text:p>36.387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CN276004EL</text:p>
          </table:table-cell>
          <table:table-cell office:value-type="string" calcext:value-type="string">
            <text:p>1CABO FLEXÍVEL 70MM2. MATERIAL COBRE. ISOLAMENTO750V. PRETO. (UNIDADE POR METRO)</text:p>
          </table:table-cell>
          <table:table-cell office:value-type="string" calcext:value-type="string">
            <text:p>MARIO SERGIO CASLINI CONSTRUTORA</text:p>
          </table:table-cell>
          <table:table-cell office:value-type="float" office:value="44.71" calcext:value-type="float">
            <text:p>44,71</text:p>
          </table:table-cell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table:style-name="ce10" table:formula="of:=[.E25]*[.G25]" office:value-type="float" office:value="80478" calcext:value-type="float">
            <text:p>80.478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CN290001EL</text:p>
          </table:table-cell>
          <table:table-cell office:value-type="string" calcext:value-type="string">
            <text:p>1BATERIA RECARREGÁVEL, TIPO SELADA VRLA (REGULADAS POR VÁLVULAS) AGM, ESTACIONÁRIA, DURAÇÃO CARGA 20 HORAS, USO NOBREAK, CARACTERÍSTICAS ADICIONAIS DISPENSA ADIÇÃO ÁGUA OU ELETRÓLITO E DE AMBIENTE C, SISTEMA ELETROQUÍMICO CHUMBO-ÁCIDO, CAPACIDADE NOMINAL: </text:p>
          </table:table-cell>
          <table:table-cell office:value-type="string" calcext:value-type="string">
            <text:p>POWERSAFE IMPORTACAO, EXPORTACAO LTDA.</text:p>
          </table:table-cell>
          <table:table-cell office:value-type="float" office:value="2415" calcext:value-type="float">
            <text:p>2415</text:p>
          </table:table-cell>
          <table:table-cell table:number-columns-repeated="2" office:value-type="float" office:value="180" calcext:value-type="float">
            <text:p>180</text:p>
          </table:table-cell>
          <table:table-cell table:style-name="ce10" table:formula="of:=[.E26]*[.G26]" office:value-type="float" office:value="434700" calcext:value-type="float">
            <text:p>434.70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CN290003EL</text:p>
          </table:table-cell>
          <table:table-cell office:value-type="string" calcext:value-type="string">
            <text:p>1BATERIA RECARREGÁVEL, TIPO SELADA VRLA (REGULADAS POR VÁLVULAS) AGM, DURAÇÃO CARGA 20 HORAS, USO NOBREAK, CARACTERÍSTICAS ADICIONAIS DISPENSA ADIÇÃO ÁGUA OU ELETRÓLITO E DE AMBIENTE C, SISTEMA ELETROQUÍMICO CHUMBO-ÁCIDO, CAPACIDADE NOMINAL C20 120AH, C10 </text:p>
          </table:table-cell>
          <table:table-cell office:value-type="string" calcext:value-type="string">
            <text:p>POWERSAFE IMPORTACAO, EXPORTACAO LTDA.</text:p>
          </table:table-cell>
          <table:table-cell office:value-type="float" office:value="1059" calcext:value-type="float">
            <text:p>1059</text:p>
          </table:table-cell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table:style-name="ce10" table:formula="of:=[.E27]*[.G27]" office:value-type="float" office:value="111195" calcext:value-type="float">
            <text:p>111.195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CN303001EM</text:p>
          </table:table-cell>
          <table:table-cell office:value-type="string" calcext:value-type="string">
            <text:p>1MANGUEIRA PARA ABASTECIMENTO <text:s/>Ø ¾". COTA RESERVADA PARA ME/EPP EM 12%.</text:p>
          </table:table-cell>
          <table:table-cell office:value-type="string" calcext:value-type="string">
            <text:p>FORTUNA SEGURANÇA E TECNOLOGIA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0" table:formula="of:=[.E28]*[.G28]" office:value-type="float" office:value="160" calcext:value-type="float">
            <text:p>16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TERIAL PARA <text:s/>MANUTENÇÃO DE BENS IMÓVEIS E INSTALAÇÕES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CN303002EL</text:p>
          </table:table-cell>
          <table:table-cell office:value-type="string" calcext:value-type="string">
            <text:p>1SERPENTINA COND. MCHX 15.0TR - 2C (EMBALG20194). MATERIAL ALUMÍNIO. PARA AR CONDICIONADO MODELO: SIVE15000KAAS5LA UCON: CRCB150K2COLA, Nº DE SÉRIE: B0314S0534 UCON: B0314S0520. COTA RESERVADA ME/EPP EM 25%</text:p>
          </table:table-cell>
          <table:table-cell office:value-type="string" calcext:value-type="string">
            <text:p>REFRIGERACAO FLORA LTDA - EPP</text:p>
          </table:table-cell>
          <table:table-cell office:value-type="float" office:value="9999.98" calcext:value-type="float">
            <text:p>9999,98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table:formula="of:=[.E29]*[.G29]" office:value-type="float" office:value="49999.9" calcext:value-type="float">
            <text:p>49.999,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ATERIAL DE ACONDICIONAMENTO E EMBALAGEM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CN303003EL</text:p>
          </table:table-cell>
          <table:table-cell office:value-type="string" calcext:value-type="string">
            <text:p>1CABO FLEXÍVEL 50MM2. MATERIAL COBRE. ISOLAMENTO750V. PRETO. (UNIDADE POR METRO). COTA RESERVADA PARA ME/EPP EM 23,3%.</text:p>
          </table:table-cell>
          <table:table-cell office:value-type="string" calcext:value-type="string">
            <text:p>MARIO SERGIO CASLINI CONSTRUTORA</text:p>
          </table:table-cell>
          <table:table-cell office:value-type="float" office:value="27.99" calcext:value-type="float">
            <text:p>27,99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10" table:formula="of:=[.E30]*[.G30]" office:value-type="float" office:value="19593" calcext:value-type="float">
            <text:p>19.593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CN328001EL</text:p>
          </table:table-cell>
          <table:table-cell table:style-name="ce5" office:value-type="string" calcext:value-type="string">
            <text:p>1CABO SINGELO DE MÉDIA TENSÃO DE 10MM2 COM ISOLAMENTO DE 3,6 / 6 KV</text:p>
            <text:p/>
            <text:p/>
          </table:table-cell>
          <table:table-cell office:value-type="string" calcext:value-type="string">
            <text:p>ADVANCED CITY INDUSTRIA E COMERCIO DE EQUIPAMENTOS EIRELI</text:p>
          </table:table-cell>
          <table:table-cell office:value-type="float" office:value="15.7" calcext:value-type="float">
            <text:p>15,7</text:p>
          </table:table-cell>
          <table:table-cell office:value-type="float" office:value="45000" calcext:value-type="float">
            <text:p>45000</text:p>
          </table:table-cell>
          <table:table-cell office:value-type="float" office:value="40000" calcext:value-type="float">
            <text:p>40000</text:p>
          </table:table-cell>
          <table:table-cell table:style-name="ce10" table:formula="of:=[.E31]*[.G31]" office:value-type="float" office:value="628000" calcext:value-type="float">
            <text:p>628.00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CN328005EL</text:p>
          </table:table-cell>
          <table:table-cell table:style-name="ce5" office:value-type="string" calcext:value-type="string">
            <text:p>1MÓDULO INTELILITE AMF 25 DA COMAP TENSÃO 8-36VDC</text:p>
            <text:p/>
          </table:table-cell>
          <table:table-cell office:value-type="string" calcext:value-type="string">
            <text:p>ELETROCHOK COMÉRCIO DE MATERIAL ELÉTRICO LTDA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table:formula="of:=[.E32]*[.G32]" office:value-type="float" office:value="19000" calcext:value-type="float">
            <text:p>19.00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CN328006EL</text:p>
          </table:table-cell>
          <table:table-cell table:style-name="ce5" office:value-type="string" calcext:value-type="string">
            <text:p>1REGULADOR DE TENSÃO MODELO GRT7-TH4 PE COM AS SEGUINTES CARACTERÍSTICAS:</text:p>
            <text:p>CORRENTE NOMINAL DE OPERAÇÃO: 7A;</text:p>
            <text:p>CORRENTE DE PICO: 10A;</text:p>
            <text:p>ENTRADA ANALÓGICA +-9VCC: SIM;</text:p>
            <text:p>AJUSTE DROOP P/ OPERAÇÃO PARALELA: SIM;</text:p>
            <text:p>CERTIFICAÇÃO CSA: SIM;</text:p>
            <text:p>REALIMENTAÇÃO: 160-300VCA OU 32</text:p>
          </table:table-cell>
          <table:table-cell office:value-type="string" calcext:value-type="string">
            <text:p>VERKAUF DO BRASIL COMERCIO DE PECAS ELETRONICAS E SERVICO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0" table:formula="of:=[.E33]*[.G33]" office:value-type="float" office:value="20000" calcext:value-type="float">
            <text:p>20.00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CN328007EL</text:p>
          </table:table-cell>
          <table:table-cell table:style-name="ce5" office:value-type="string" calcext:value-type="string">
            <text:p>1CONE REFLETIVO PRETO E AMARELO 50 CM</text:p>
            <text:p/>
          </table:table-cell>
          <table:table-cell office:value-type="string" calcext:value-type="string">
            <text:p>OLITHIER COMERCIO DE MATERIAIS E MERCADORIAS EIRELI</text:p>
          </table:table-cell>
          <table:table-cell office:value-type="float" office:value="23.87" calcext:value-type="float">
            <text:p>23,87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" table:formula="of:=[.E34]*[.G34]" office:value-type="float" office:value="1193.5" calcext:value-type="float">
            <text:p>1.193,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ATERIAL DE PROTEÇÃO E SEGURANÇA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CN328008EL</text:p>
          </table:table-cell>
          <table:table-cell table:style-name="ce5" office:value-type="string" calcext:value-type="string">
            <text:p>1CORRENTES PARA SINALIZAÇÃO 29X59X9MM (PACOTE COM 50M)</text:p>
            <text:p/>
          </table:table-cell>
          <table:table-cell office:value-type="string" calcext:value-type="string">
            <text:p>ELETROCHOK COMÉRCIO DE MATERIAL ELÉTRICO LTDA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0" table:formula="of:=[.E35]*[.G35]" office:value-type="float" office:value="3800" calcext:value-type="float">
            <text:p>3.80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ATERIAL DE PROTEÇÃO E SEGURANÇA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CN328010EL</text:p>
          </table:table-cell>
          <table:table-cell table:style-name="ce5" office:value-type="string" calcext:value-type="string">
            <text:p>1TERMINAÇÃO TERMOCONTRÁTIL DE MÉDIA TENSÃO PARA CABOS DE 10MM2, TENSÃO 3,6/6KV. USO EXTERNO.</text:p>
            <text:p/>
          </table:table-cell>
          <table:table-cell office:value-type="string" calcext:value-type="string">
            <text:p>VOLT MATERIAIS ELETRICOS EIRELI</text:p>
          </table:table-cell>
          <table:table-cell office:value-type="float" office:value="145.9" calcext:value-type="float">
            <text:p>145,9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  <table:table-cell table:style-name="ce10" table:formula="of:=[.E36]*[.G36]" office:value-type="float" office:value="583600" calcext:value-type="float">
            <text:p>583.60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CN328011EL</text:p>
          </table:table-cell>
          <table:table-cell office:value-type="string" calcext:value-type="string">
            <text:p>1TERMINAÇÃO TERMOCONTRÁTIL DE MÉDIA TENSÃO PARA CABOS DE 10MM2, TENSÃO 3,6/6KV. USO EXTERNO COTA RESERVADA PARA ME/EPP EM 10%.</text:p>
          </table:table-cell>
          <table:table-cell office:value-type="string" calcext:value-type="string">
            <text:p>VOLT MATERIAIS ELETRICOS EIRELI</text:p>
          </table:table-cell>
          <table:table-cell office:value-type="float" office:value="145.9" calcext:value-type="float">
            <text:p>145,9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style-name="ce10" table:formula="of:=[.E37]*[.G37]" office:value-type="float" office:value="29180" calcext:value-type="float">
            <text:p>29.180,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3903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TERIAL ELÉTRICO E ELETRÔNICO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8" table:formula="of:=SUM([.E3:.E37])" office:value-type="float" office:value="28210.54" calcext:value-type="float">
            <text:p>28210,54</text:p>
          </table:table-cell>
          <table:table-cell table:number-columns-repeated="2"/>
          <table:table-cell table:style-name="ce10" table:formula="of:=SUM([.H3:.H37])" office:value-type="float" office:value="2406344.16" calcext:value-type="float">
            <text:p>2.406.344,16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8" office:value-type="string" calcext:value-type="string">
            <text:p>SUBTRAI Item 45</text:p>
          </table:table-cell>
          <table:table-cell table:style-name="ce10" table:formula="of:=[.H38]-[.H9]" office:value-type="float" office:value="2405254.16" calcext:value-type="float">
            <text:p>2.405.254,16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ce7" office:value-type="string" calcext:value-type="string">
            <text:p>TESTE</text:p>
          </table:table-cell>
          <table:table-cell/>
          <table:table-cell table:style-name="ce8" office:value-type="float" office:value="9988.11" calcext:value-type="float">
            <text:p>9988,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DICIONAR ITEM 99</text:p>
          </table:table-cell>
          <table:table-cell table:style-name="ce10" table:formula="of:=[.H39]+([.E40]*[.F40])" office:value-type="float" office:value="2435218.49" calcext:value-type="float">
            <text:p>2.435.218,4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 calcext:value-type="string">
            <text:p>TESTE UPDATE</text:p>
          </table:table-cell>
          <table:table-cell/>
          <table:table-cell table:style-name="ce8" office:value-type="float" office:value="8899.15" calcext:value-type="float">
            <text:p>8899,15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string" calcext:value-type="string">
            <text:p>ATUALIZAR ITEM 99</text:p>
          </table:table-cell>
          <table:table-cell table:style-name="ce10" table:formula="of:=[.H40]-([.E40]*[.F40])+([.E41]*[.F41])" office:value-type="float" office:value="3286270.01" calcext:value-type="float">
            <text:p>3.286.270,01</text:p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9T18:52:08.956000000</dc:date>
    <meta:editing-duration>PT29M11S</meta:editing-duration>
    <meta:editing-cycles>4</meta:editing-cycles>
    <meta:generator>LibreOffice/7.1.0.3$Windows_X86_64 LibreOffice_project/f6099ecf3d29644b5008cc8f48f42f4a40986e4c</meta:generator>
    <meta:document-statistic meta:table-count="1" meta:cell-count="483" meta:object-count="0"/>
  </office:meta>
</office:document-meta>
</file>